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fo:font-size="12pt" style:text-underline-style="none" fo:font-weight="normal" officeooo:rsid="0011d57d" officeooo:paragraph-rsid="0011d57d"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1d57d" officeooo:paragraph-rsid="0011d57d" style:font-size-asian="10.5pt" style:font-weight-asian="normal" style:font-size-complex="12pt" style:font-weight-complex="normal"/>
    </style:style>
    <style:style style:name="P3" style:family="paragraph" style:parent-style-name="Preformatted_20_Text">
      <style:paragraph-properties fo:text-align="justify" style:justify-single-word="false"/>
      <style:text-properties fo:font-size="12pt" style:text-underline-style="none" fo:font-weight="normal" officeooo:rsid="00138d69" officeooo:paragraph-rsid="00138d69" style:font-size-asian="10.5pt" style:font-weight-asian="normal" style:font-size-complex="12pt" style:font-weight-complex="normal"/>
    </style:style>
    <style:style style:name="P4" style:family="paragraph" style:parent-style-name="Preformatted_20_Text">
      <style:paragraph-properties fo:text-align="justify" style:justify-single-word="false"/>
      <style:text-properties officeooo:paragraph-rsid="0011d57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1d57d" officeooo:paragraph-rsid="0011d57d"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color="#000000" loext:opacity="100%" style:font-name="Liberation Mono" fo:font-size="12pt" fo:font-style="normal" style:text-underline-style="none" fo:font-weight="normal" officeooo:rsid="0011d57d" officeooo:paragraph-rsid="0011d57d" style:font-size-asian="10.5pt" style:font-style-asian="normal" style:font-weight-asian="normal" style:font-size-complex="12pt" style:font-style-complex="normal" style:font-weight-complex="normal"/>
    </style:style>
    <style:style style:name="P7" style:family="paragraph" style:parent-style-name="Preformatted_20_Text">
      <style:paragraph-properties fo:text-align="justify" style:justify-single-word="false"/>
      <style:text-properties fo:font-size="12pt" fo:language="ro" fo:country="RO" officeooo:rsid="0011d57d" officeooo:paragraph-rsid="0011d57d" style:font-size-asian="12pt" style:font-size-complex="12pt"/>
    </style:style>
    <style:style style:name="P8" style:family="paragraph" style:parent-style-name="Preformatted_20_Text">
      <style:paragraph-properties fo:text-align="justify" style:justify-single-word="false"/>
      <style:text-properties fo:font-size="12pt" fo:language="ro" fo:country="RO" officeooo:rsid="000035d9" officeooo:paragraph-rsid="0011d57d" style:font-size-asian="12pt" style:font-size-complex="12pt"/>
    </style:style>
    <style:style style:name="P9" style:family="paragraph" style:parent-style-name="Preformatted_20_Text">
      <style:paragraph-properties fo:text-align="justify" style:justify-single-word="false"/>
      <style:text-properties fo:font-size="12pt" fo:language="ro" fo:country="RO" style:text-underline-style="none" fo:font-weight="normal" officeooo:rsid="000035d9" officeooo:paragraph-rsid="0011d57d" style:font-size-asian="12pt" style:font-weight-asian="normal" style:font-size-complex="12pt" style:font-weight-complex="normal"/>
    </style:style>
    <style:style style:name="P10" style:family="paragraph" style:parent-style-name="Preformatted_20_Text">
      <style:paragraph-properties fo:text-align="justify" style:justify-single-word="false"/>
      <style:text-properties fo:font-size="12pt" fo:language="ro" fo:country="RO" style:text-underline-style="none" fo:font-weight="normal" officeooo:rsid="00138d69" officeooo:paragraph-rsid="00138d69" style:font-size-asian="12pt" style:font-weight-asian="normal" style:font-size-complex="12pt" style:font-weight-complex="normal"/>
    </style:style>
    <style:style style:name="T1" style:family="text">
      <style:text-properties fo:font-size="12pt" fo:language="ro" fo:country="RO" officeooo:rsid="000035d9" style:font-size-asian="12pt" style:font-size-complex="12pt"/>
    </style:style>
    <style:style style:name="T2" style:family="text">
      <style:text-properties fo:font-size="12pt" fo:language="ro" fo:country="RO" officeooo:rsid="0011d57d" style:font-size-asian="12pt" style:font-size-complex="12pt"/>
    </style:style>
    <style:style style:name="T3" style:family="text">
      <style:text-properties fo:language="ro" fo:country="RO" style:font-size-asian="12pt"/>
    </style:style>
    <style:style style:name="T4" style:family="text">
      <style:text-properties fo:language="ro" fo:country="RO" officeooo:rsid="000035d9" style:font-size-asian="12pt"/>
    </style:style>
    <style:style style:name="T5" style:family="text">
      <style:text-properties officeooo:rsid="001485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UCKSHOT_ROULETTE_ENG</text:p>
      <text:p text:style-name="P5"/>
      <text:p text:style-name="P5"/>
      <text:p text:style-name="P6">Buckshot Roulette is a 2023 short indie tabletop horror video game developed and published by Mike Klubnika on itch.io. It was released on Steam by Critical Reflex on April 4, 2024, to coincide with a new update. The game has been likened to the 2021 roguelike game Inscryption, featuring gritty and industrial visuals as opposed to Inscryption's more rustic and mythical style. Klubnika developed the game in the Godot game engine, and also composed the game's soundtrack..</text:p>
      <text:p text:style-name="P2"/>
      <text:p text:style-name="P7">This C language recreation of the game is for fun purpose only. The game idea is not mine. All <text:span text:style-name="T5">the </text:span>credit goes to Mike Klubnika.</text:p>
      <text:p text:style-name="P8"/>
      <text:p text:style-name="P8"/>
      <text:p text:style-name="P4"><text:span text:style-name="T1">Link</text:span><text:span text:style-name="T2">s</text:span><text:span text:style-name="T1">:</text:span></text:p>
      <text:p text:style-name="P8"/>
      <text:p text:style-name="P4"><text:a xlink:type="simple" xlink:href="https://mikeklubnika.itch.io/buckshot-roulette" text:style-name="Internet_20_link" text:visited-style-name="Visited_20_Internet_20_Link"><text:span text:style-name="T1">https://mikeklubnika.itch.io/buckshot-roulette</text:span></text:a></text:p>
      <text:p text:style-name="P4"><text:a xlink:type="simple" xlink:href="https://store.steampowered.com/app/2835570/Buckshot_Roulette/" text:style-name="Internet_20_link" text:visited-style-name="Visited_20_Internet_20_Link"><text:span text:style-name="T1">https://store.steampowered.com/app/2835570/Buckshot_Roulette/</text:span></text:a></text:p>
      <text:p text:style-name="P4"><text:a xlink:type="simple" xlink:href="https://mikeklubnika.bandcamp.com/album/buckshot-roulette" text:style-name="Internet_20_link" text:visited-style-name="Visited_20_Internet_20_Link"><text:span text:style-name="T1">https://mikeklubnika.bandcamp.com/album/buckshot-roulette</text:span></text:a></text:p>
      <text:p text:style-name="P1"><text:a xlink:type="simple" xlink:href="https://www.criticalreflex.com/buckshot_roulette" text:style-name="Internet_20_link" text:visited-style-name="Visited_20_Internet_20_Link"><text:span text:style-name="T4">https://www.criticalreflex.com/buckshot_roulette</text:span></text:a></text:p>
      <text:p text:style-name="P9"/>
      <text:p text:style-name="P9"/>
      <text:p text:style-name="P3"><text:span text:style-name="T4">E</text:span><text:span text:style-name="T3">nglish translation:</text:span></text:p>
      <text:p text:style-name="P10"/>
      <text:p text:style-name="P10">English version translated by Popa Maria-Paula, which holds a bachelor’s degree in translation and interpretation in english and fre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6:56:33.470798434</meta:creation-date>
    <dc:date>2024-07-19T17:12:19.174706960</dc:date>
    <meta:editing-duration>PT11M39S</meta:editing-duration>
    <meta:editing-cycles>3</meta:editing-cycles>
    <meta:generator>LibreOffice/7.3.7.2$Linux_X86_64 LibreOffice_project/30$Build-2</meta:generator>
    <meta:document-statistic meta:table-count="0" meta:image-count="0" meta:object-count="0" meta:page-count="1" meta:paragraph-count="10" meta:word-count="129" meta:character-count="997" meta:non-whitespace-character-count="878"/>
  </office:meta>
</office:document-meta>
</file>